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4.251cm" style:rel-column-width="16383*"/>
    </style:style>
    <style:style style:name="Taulukko1.A1" style:family="table-cell">
      <style:table-cell-properties fo:padding="0.097cm" fo:border-left="0.002cm solid #000000" fo:border-right="none" fo:border-top="0.002cm solid #000000" fo:border-bottom="0.002cm solid #000000"/>
    </style:style>
    <style:style style:name="Taulukko1.D1" style:family="table-cell">
      <style:table-cell-properties fo:padding="0.097cm" fo:border="0.002cm solid #000000"/>
    </style:style>
    <style:style style:name="Taulukko1.A2" style:family="table-cell" style:data-style-name="N0">
      <style:table-cell-properties fo:padding="0.097cm" fo:border-left="0.002cm solid #000000" fo:border-right="none" fo:border-top="none" fo:border-bottom="0.002cm solid #000000"/>
    </style:style>
    <style:style style:name="Taulukko1.B2" style:family="table-cell" style:data-style-name="N3">
      <style:table-cell-properties fo:padding="0.097cm" fo:border-left="0.002cm solid #000000" fo:border-right="none" fo:border-top="none" fo:border-bottom="0.002cm solid #000000"/>
    </style:style>
    <style:style style:name="Taulukko1.D2" style:family="table-cell" style:data-style-name="N10">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4.251cm" style:rel-column-width="16383*"/>
    </style:style>
    <style:style style:name="Taulukko2.A1" style:family="table-cell">
      <style:table-cell-properties fo:padding="0.097cm" fo:border-left="0.002cm solid #000000" fo:border-right="none" fo:border-top="0.002cm solid #000000" fo:border-bottom="0.002cm solid #000000"/>
    </style:style>
    <style:style style:name="Taulukko2.D1" style:family="table-cell">
      <style:table-cell-properties fo:padding="0.097cm" fo:border="0.002cm solid #000000"/>
    </style:style>
    <style:style style:name="Taulukko2.A2" style:family="table-cell" style:data-style-name="N0">
      <style:table-cell-properties fo:padding="0.097cm" fo:border-left="0.002cm solid #000000" fo:border-right="none" fo:border-top="none" fo:border-bottom="0.002cm solid #000000"/>
    </style:style>
    <style:style style:name="Taulukko2.B2" style:family="table-cell" style:data-style-name="N3">
      <style:table-cell-properties fo:padding="0.097cm" fo:border-left="0.002cm solid #000000" fo:border-right="none" fo:border-top="none" fo:border-bottom="0.002cm solid #000000"/>
    </style:style>
    <style:style style:name="Taulukko2.D2" style:family="table-cell" style:data-style-name="N10">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fo:font-size="15pt" style:text-underline-style="none" fo:font-weight="normal"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Table_20_Contents">
      <style:text-properties fo:font-size="15pt" style:font-size-asian="15pt" style:font-size-complex="15pt"/>
    </style:style>
    <style:style style:name="P5" style:family="paragraph" style:parent-style-name="Table_20_Contents">
      <style:text-properties fo:font-size="15pt" fo:font-weight="bold" style:font-size-asian="15pt" style:font-weight-asian="bold" style:font-size-complex="15pt" style:font-weight-complex="bold"/>
    </style:style>
    <number:number-style style:name="N0">
      <number:number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ausraportti</text:p>
      <text:p text:style-name="P1"/>
      <text:p text:style-name="P1"/>
      <text:p text:style-name="P1">Ohjelman toimivuus:</text:p>
      <text:p text:style-name="P2"/>
      <text:p text:style-name="P2">Pelin ydin ja siirtojen generointi on testattu kattavasti Junit-testauksella, jotka löytyvät testipakkauksesta. Lisäksi ohjelmaa on testattu jatkuvasti käyttäjätestauksella eli pelaamalla shakkia. Näin on löytynyt bugeja ja niitä on korjattu ja joitakin yksikkötestejä lisätty niiden perusteella. Esimerkki tälläisesta tilanteesta: Huomasin, että selvässä mattitilanteessa ohjelma väitti, että peli loppui pattiin. Lähdin debuggaamaan vikaa ja huomasin, että LoppuTarkistus tekee tyhjän siirron, jotta voisi vaihtaa vuoroa. Tämän piti olla ihan ok, mutta ShakkiPeli tyhjensikin siirron lähtöruudun vasta kun siirrettävä nappula oli asetettu kohderuutuun ja kuningas sattui olemaan juuri samassa ruudussa. Tällä hetkellä ohjelma näyttää toimivan kaikkien shakin sääntöjen mukaan. Käyttöliittymään tekemäni pelipuun tutkimis -ominaisuus helpottaa huomattavasti tekoälyn algoritmin testausta, koska siitä näkee, miten algoritmi on edennyt ja tunnistanut mm. laittomat siirrot ja lopputilanteet.</text:p>
      <text:p text:style-name="P2"/>
      <text:p text:style-name="P2"/>
      <text:p text:style-name="P1">Tekoälyn shakkiosaaminen:</text:p>
      <text:p text:style-name="P2"/>
      <text:p text:style-name="P2">Tekoäly pärjää tekijälleen vahvasti jo syvyydellä 5 voittaen useimmiten. Demotilaisuudessa tekoäly matitti testaamassa pelikaverini n. 15 siirrolla. Syvyydellä 6 en ole tainnut voittaa kertaakaan. Ei tämä kuitenkaan Kasparoville vielä pärjää. Valitettavasti en ole vielä saanut pelaamaan Timoa, joka oli alunperin tavoitteena voittaa. Tekoäly syvyydellä 5 pärjää hyvin Windows 7:n mukana tulevalle shakkipelille sen tasolla 6 ja molemmat miettivät suunnilleen yhtä kauan. Koska lisäsin arviointifunktioon satunnaismuuttujan, tekoälyä ei voi huijata tekemällä juuri tiettyjä samoja siirtoja joka pelissä.</text:p>
      <text:p text:style-name="P2"/>
      <text:p text:style-name="P2"/>
      <text:p text:style-name="P1"/>
      <text:p text:style-name="P1"/>
      <text:p text:style-name="P1"/>
      <text:p text:style-name="P1"/>
      <text:p text:style-name="P1"/>
      <text:p text:style-name="P1"/>
      <text:p text:style-name="P1"/>
      <text:p text:style-name="P1"/>
      <text:p text:style-name="P1"/>
      <text:p text:style-name="P1"><text:soft-page-break/>Alfabeta-karsinnan vertailu:</text:p>
      <text:p text:style-name="P1"/>
      <text:p text:style-name="P2">Testasin, millainen vaikutus alfa-beta-karsinnalla on minmax-algoritmiin. Vertailin minmax-algoritmia ilman alfa-beta-karsintaa ja sen kanssa. Seuraavassa on taulukot kahdesta eri pelitilanteesta. Allaoleva taulukko kertoo, kuinka monta siirtoa algoritmi kävi läpi, eli kuinka monta solmua pelipuussa on. Ennakkotieto osoittautui oikeaksi: Karsinta tehostuu huomattavasti, mitä syvemmälle haetaan. Taulukosta nähdään, että neljän siirron syvyydessä 90 % siirroista karsiutuu pois, mutta kaksi siirtoa syvemmällä jopa 99 % siirroista karsiutuu.</text:p>
      <text:p text:style-name="P1"/>
      <text:p text:style-name="P2">tilanne 1. keskipeli – enemmän nappuloita</text:p>
      <text:p text:style-name="P1"/>
      <table:table table:name="Taulukko1" table:style-name="Taulukko1">
        <table:table-column table:style-name="Taulukko1.A" table:number-columns-repeated="4"/>
        <table:table-row>
          <table:table-cell table:style-name="Taulukko1.A1" office:value-type="string">
            <text:p text:style-name="P5">Syvyys</text:p>
          </table:table-cell>
          <table:table-cell table:style-name="Taulukko1.A1" office:value-type="string">
            <text:p text:style-name="P5">MinMax</text:p>
          </table:table-cell>
          <table:table-cell table:style-name="Taulukko1.A1" office:value-type="string">
            <text:p text:style-name="P5">MinMaxAlfaBeta</text:p>
          </table:table-cell>
          <table:table-cell table:style-name="Taulukko1.D1" office:value-type="string">
            <text:p text:style-name="P5">suhde</text:p>
          </table:table-cell>
        </table:table-row>
        <table:table-row>
          <table:table-cell table:style-name="Taulukko1.A2" office:value-type="float" office:value="3">
            <text:p text:style-name="P4">3</text:p>
          </table:table-cell>
          <table:table-cell table:style-name="Taulukko1.B2" office:value-type="float" office:value="36700">
            <text:p text:style-name="P4">36 700</text:p>
          </table:table-cell>
          <table:table-cell table:style-name="Taulukko1.B2" office:value-type="float" office:value="15187">
            <text:p text:style-name="P4">15 187</text:p>
          </table:table-cell>
          <table:table-cell table:style-name="Taulukko1.D2" office:value-type="percentage" office:value="0.4">
            <text:p text:style-name="P4">40%</text:p>
          </table:table-cell>
        </table:table-row>
        <table:table-row>
          <table:table-cell table:style-name="Taulukko1.A2" office:value-type="float" office:value="4">
            <text:p text:style-name="P4">4</text:p>
          </table:table-cell>
          <table:table-cell table:style-name="Taulukko1.B2" office:value-type="float" office:value="1170094">
            <text:p text:style-name="P4">1 170 094</text:p>
          </table:table-cell>
          <table:table-cell table:style-name="Taulukko1.B2" office:value-type="float" office:value="134120">
            <text:p text:style-name="P4">134 120</text:p>
          </table:table-cell>
          <table:table-cell table:style-name="Taulukko1.D2" office:value-type="percentage" office:value="0.1">
            <text:p text:style-name="P4">10%</text:p>
          </table:table-cell>
        </table:table-row>
        <table:table-row>
          <table:table-cell table:style-name="Taulukko1.A2" office:value-type="float" office:value="5">
            <text:p text:style-name="P4">5</text:p>
          </table:table-cell>
          <table:table-cell table:style-name="Taulukko1.B2" office:value-type="float" office:value="38751994">
            <text:p text:style-name="P4">38 751 994</text:p>
          </table:table-cell>
          <table:table-cell table:style-name="Taulukko1.B2" office:value-type="float" office:value="2101964">
            <text:p text:style-name="P4">2 101 964</text:p>
          </table:table-cell>
          <table:table-cell table:style-name="Taulukko1.D2" office:value-type="percentage" office:value="0.05">
            <text:p text:style-name="P4">5%</text:p>
          </table:table-cell>
        </table:table-row>
        <table:table-row>
          <table:table-cell table:style-name="Taulukko1.A2" office:value-type="float" office:value="6">
            <text:p text:style-name="P4">6</text:p>
          </table:table-cell>
          <table:table-cell table:style-name="Taulukko1.B2" office:value-type="float" office:value="1251923762">
            <text:p text:style-name="P4">1 251 923 762</text:p>
          </table:table-cell>
          <table:table-cell table:style-name="Taulukko1.B2" office:value-type="float" office:value="13842680">
            <text:p text:style-name="P4">13 842 680</text:p>
          </table:table-cell>
          <table:table-cell table:style-name="Taulukko1.D2" office:value-type="percentage" office:value="0.01">
            <text:p text:style-name="P4">1%</text:p>
          </table:table-cell>
        </table:table-row>
      </table:table>
      <text:p text:style-name="P1"/>
      <text:p text:style-name="P2">tilanne 2. loppupeli – vähemmän nappuloita</text:p>
      <text:p text:style-name="P1"/>
      <table:table table:name="Taulukko2" table:style-name="Taulukko2">
        <table:table-column table:style-name="Taulukko2.A" table:number-columns-repeated="4"/>
        <table:table-row>
          <table:table-cell table:style-name="Taulukko2.A1" office:value-type="string">
            <text:p text:style-name="P5">Syvyys</text:p>
          </table:table-cell>
          <table:table-cell table:style-name="Taulukko2.A1" office:value-type="string">
            <text:p text:style-name="P5">MinMax</text:p>
          </table:table-cell>
          <table:table-cell table:style-name="Taulukko2.A1" office:value-type="string">
            <text:p text:style-name="P5">MinMaxAlfaBeta</text:p>
          </table:table-cell>
          <table:table-cell table:style-name="Taulukko2.D1" office:value-type="string">
            <text:p text:style-name="P5">suhde</text:p>
          </table:table-cell>
        </table:table-row>
        <table:table-row>
          <table:table-cell table:style-name="Taulukko2.A2" office:value-type="float" office:value="3">
            <text:p text:style-name="P4">3</text:p>
          </table:table-cell>
          <table:table-cell table:style-name="Taulukko2.B2" office:value-type="float" office:value="4388">
            <text:p text:style-name="P4">4 388</text:p>
          </table:table-cell>
          <table:table-cell table:style-name="Taulukko2.B2" office:value-type="float" office:value="634">
            <text:p text:style-name="P4">634</text:p>
          </table:table-cell>
          <table:table-cell table:style-name="Taulukko2.D2" office:value-type="percentage" office:value="0.15">
            <text:p text:style-name="P4">15%</text:p>
          </table:table-cell>
        </table:table-row>
        <table:table-row>
          <table:table-cell table:style-name="Taulukko2.A2" office:value-type="float" office:value="4">
            <text:p text:style-name="P4">4</text:p>
          </table:table-cell>
          <table:table-cell table:style-name="Taulukko2.B2" office:value-type="float" office:value="90443">
            <text:p text:style-name="P4">90 443</text:p>
          </table:table-cell>
          <table:table-cell table:style-name="Taulukko2.B2" office:value-type="float" office:value="9327">
            <text:p text:style-name="P4">9 327</text:p>
          </table:table-cell>
          <table:table-cell table:style-name="Taulukko2.D2" office:value-type="percentage" office:value="0.1">
            <text:p text:style-name="P4">10%</text:p>
          </table:table-cell>
        </table:table-row>
        <table:table-row>
          <table:table-cell table:style-name="Taulukko2.A2" office:value-type="float" office:value="5">
            <text:p text:style-name="P4">5</text:p>
          </table:table-cell>
          <table:table-cell table:style-name="Taulukko2.B2" office:value-type="float" office:value="1560944">
            <text:p text:style-name="P4">1 560 944</text:p>
          </table:table-cell>
          <table:table-cell table:style-name="Taulukko2.B2" office:value-type="float" office:value="33952">
            <text:p text:style-name="P4">33 952</text:p>
          </table:table-cell>
          <table:table-cell table:style-name="Taulukko2.D2" office:value-type="percentage" office:value="0.02">
            <text:p text:style-name="P4">2%</text:p>
          </table:table-cell>
        </table:table-row>
        <table:table-row>
          <table:table-cell table:style-name="Taulukko2.A2" office:value-type="float" office:value="6">
            <text:p text:style-name="P4">6</text:p>
          </table:table-cell>
          <table:table-cell table:style-name="Taulukko2.B2" office:value-type="float" office:value="34062346">
            <text:p text:style-name="P4">34 062 346</text:p>
          </table:table-cell>
          <table:table-cell table:style-name="Taulukko2.B2" office:value-type="float" office:value="260533">
            <text:p text:style-name="P4">260 533</text:p>
          </table:table-cell>
          <table:table-cell table:style-name="Taulukko2.D2" office:value-type="percentage" office:value="0.01">
            <text:p text:style-name="P4">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Mustonen</meta:initial-creator>
    <meta:creation-date>2015-05-17T15:58:50.62</meta:creation-date>
    <dc:date>2015-05-17T22:27:56.71</dc:date>
    <dc:creator>Markus Mustonen</dc:creator>
    <meta:editing-duration>PT5H35M59S</meta:editing-duration>
    <meta:editing-cycles>19</meta:editing-cycles>
    <meta:generator>OpenOffice/4.1.0$Win32 OpenOffice.org_project/410m18$Build-9764</meta:generator>
    <meta:document-statistic meta:table-count="2" meta:image-count="0" meta:object-count="0" meta:page-count="2" meta:paragraph-count="49" meta:word-count="337" meta:character-count="2518"/>
  </office:meta>
</office:document-meta>
</file>